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fo:font-size="15pt" fo:font-weight="bold" officeooo:rsid="0001e625" officeooo:paragraph-rsid="00096345" style:font-size-asian="15pt" style:font-weight-asian="bold" style:font-size-complex="15pt" style:font-weight-complex="bold"/>
    </style:style>
    <style:style style:name="P2" style:family="paragraph" style:parent-style-name="Footer">
      <style:text-properties fo:font-size="15pt" fo:font-weight="normal" officeooo:rsid="0001e625" officeooo:paragraph-rsid="00096345" style:font-size-asian="15pt" style:font-weight-asian="normal" style:font-size-complex="15pt" style:font-weight-complex="normal"/>
    </style:style>
    <style:style style:name="P3" style:family="paragraph" style:parent-style-name="Footer">
      <style:text-properties fo:font-size="15pt" fo:font-weight="normal" officeooo:rsid="0008c926" officeooo:paragraph-rsid="00096345" style:font-size-asian="15pt" style:font-weight-asian="normal" style:font-size-complex="15pt" style:font-weight-complex="normal"/>
    </style:style>
    <style:style style:name="P4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5" style:family="paragraph" style:parent-style-name="Text_20_body">
      <style:text-properties fo:font-size="15pt" officeooo:rsid="0001b15d" officeooo:paragraph-rsid="0009db5e" style:font-size-asian="15pt" style:font-size-complex="15pt"/>
    </style:style>
    <style:style style:name="P6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fo:font-size="15pt" officeooo:rsid="0001e625" officeooo:paragraph-rsid="0001e625" style:font-size-asian="15pt" style:font-size-complex="15pt"/>
    </style:style>
    <style:style style:name="P8" style:family="paragraph" style:parent-style-name="Text_20_body">
      <style:text-properties fo:font-size="15pt" officeooo:paragraph-rsid="0001e625" style:font-size-asian="15pt" style:font-size-complex="15pt"/>
    </style:style>
    <style:style style:name="P9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10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break-before="page"/>
      <style:text-properties fo:font-size="15pt" officeooo:rsid="0001e625" officeooo:paragraph-rsid="0001e625" style:font-size-asian="15pt" style:font-size-complex="15pt"/>
    </style:style>
    <style:style style:name="P13" style:family="paragraph" style:parent-style-name="Text_20_body" style:list-style-name="L1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4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15" style:family="paragraph" style:parent-style-name="Text_20_body">
      <style:text-properties fo:font-size="15pt" officeooo:rsid="0001e625" officeooo:paragraph-rsid="000f2a06" style:font-size-asian="15pt" style:font-size-complex="15pt"/>
    </style:style>
    <style:style style:name="P16" style:family="paragraph" style:parent-style-name="Text_20_body">
      <style:text-properties fo:font-size="15pt" officeooo:rsid="000f2a06" officeooo:paragraph-rsid="000f2a06" style:font-size-asian="15pt" style:font-size-complex="15pt"/>
    </style:style>
    <style:style style:name="P17" style:family="paragraph" style:parent-style-name="Text_20_body">
      <style:text-properties fo:font-size="15pt" officeooo:paragraph-rsid="0001e625" style:font-size-asian="15pt" style:font-size-complex="15pt"/>
    </style:style>
    <style:style style:name="P18" style:family="paragraph" style:parent-style-name="Text_20_body">
      <style:text-properties fo:font-size="15pt" officeooo:paragraph-rsid="000f2a06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允言老師合成文本</text:p>
      <text:p text:style-name="P2"/>
      <text:p text:style-name="P1"><text:span text:style-name="T4">允言老師ê論文「台語變調系統實作研究」有用著</text:span><text:span text:style-name="T5">17段文本，</text:span></text:p>
      <text:p text:style-name="P3"/>
      <text:p text:style-name="P11">因為希望這<text:span text:style-name="T3">17</text:span>段錄音稿ē-tàng來當做台語界論文實驗ê標準，</text:p>
      <text:p text:style-name="P10">所以需要秀容老師ê唸法kah 允言老師ê標記相仝。</text:p>
      <text:p text:style-name="P10">有羅馬字ê就是beh唸ê文稿。</text:p>
      <text:list xml:id="list4211962531" text:style-name="L1">
        <text:list-item>
          <text:p text:style-name="P13"># 代表前一字唸本調</text:p>
        </text:list-item>
      </text:list>
      <text:p text:style-name="P9"/>
      <text:p text:style-name="P9">0612-<text:span text:style-name="T6">8段觀察文本</text:span></text:p>
      <text:p text:style-name="P11">1.</text:p>
      <text:p text:style-name="P6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6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e-pōo ah-bô?” In kóng, “Siūnn sī ē siūnn, tsóng--sī āu-suann thôo tsin liâm,” ì-sù sī kiânn buē khui-kha, in-uī hó thàn-tsia̍h, thài ū-iánn āu-suann ê thôo ū liâm—leh?</text:p>
      <text:p text:style-name="P6"/>
      <text:p text:style-name="P6">東部傳道見聞記，陳降祥著，1961</text:p>
      <text:p text:style-name="P6">Tang-pōo Thuân-tō Kiàn-bûn-kì, Tân Kàng-siông tù, it kiú lio̍k it</text:p>
      <text:p text:style-name="P6"/>
      <text:p text:style-name="P6"/>
      <text:p text:style-name="P12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6"/>
      <text:p text:style-name="P6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6"/>
      <text:p text:style-name="P6">草堆頂的眠夢──兒童宗教故事，黃懷恩著，1955</text:p>
      <text:p text:style-name="P6">Tsháu-tui-tíng ê Bîn-bāng ── Jî-tông Tsong-kàu Kòo-sū, N̂g Huâi-un tù, it kiú ngóo ngóo</text:p>
      <text:p text:style-name="P6"/>
      <text:p text:style-name="P6"/>
      <text:p text:style-name="P12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7"><text:line-break/>---台日大辭典(台文譯本)--<text:line-break/>tsînn [晴] 好天氣。</text:p>
      <text:p text:style-name="P6"/>
      <text:p text:style-name="P6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6"/>
      <text:p text:style-name="P6">新聞的雜錄，1913</text:p>
      <text:p text:style-name="P6">Sin-bûn ê Tsa̍p-lio̍k, it kiú it sam</text:p>
      <text:p text:style-name="P6"/>
      <text:p text:style-name="P6">---台日大辭典(台文譯本)---<text:line-break/>bāi [覓] (1) 探訪。 (2) 走chhōe。 (3) 附tī動詞後表示試意。</text:p>
      <text:p text:style-name="P6">lōo-bé<text:tab/>[路尾]<text:tab/>(1)路ê尾端。 (2)結局，最後。</text:p>
      <text:p text:style-name="P12"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15"/>
      <text:p text:style-name="P15">---台日大辭典(台文譯本)---</text:p>
      <text:p text:style-name="P16">tó-lo̍h<text:tab/>[何落]<text:tab/>何處，何方。</text:p>
      <text:p text:style-name="P6"/>
      <text:p text:style-name="P6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<text:soft-page-break/>tuā lâi tsíng-tùn, tik-khak ē tsiânn-tsò Tang-iûnn ê tuā kong-hn̂g, hōo Tang-iûnn ê lâng tsi̍p-uá lâi hióng-hok an-lo̍k.</text:p>
      <text:p text:style-name="P4"/>
      <text:p text:style-name="P4"/>
      <text:p text:style-name="P4">十項管見，蔡培火著，1924</text:p>
      <text:p text:style-name="P4">Tsa̍p Hāng Kuán-kiàn, Tshuà Puê-hué tù, it kiú jī sù</text:p>
      <text:p text:style-name="P4"/>
      <text:p text:style-name="P5">0705<text:span text:style-name="T7">-</text:span><text:span text:style-name="T8">9段試驗文本</text:span></text:p>
      <text:p text:style-name="P4">1.</text:p>
      <text:p text:style-name="P8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8"><text:line-break/>--- 台日大辭典(台文譯本)---<text:line-break/><text:soft-page-break/>kuē [快] (1) 姓。 (2) 容易。<text:line-break/>kué-seh [解說] 說明；解釋。</text:p>
      <text:p text:style-name="P8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8"/>
      <text:p text:style-name="P8">白話字ê利益，劉茂清著，1886</text:p>
      <text:p text:style-name="P8">Pe̍h-uē-jī ê Lī-ik, Lâu Bô͘-chheng tù, 1886</text:p>
      <text:p text:style-name="P8"/>
      <text:p text:style-name="P8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8"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<text:soft-page-break/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8"/>
      <text:p text:style-name="P8">交戰ê消息，臺南府城教會報編輯室著，1905</text:p>
      <text:p text:style-name="P8">Kau-tsiàn ê Siau-sit, Tâi-lâm Hú-siânn Kàu-huē-pò Pian-tsi̍p-sik tù, 1905 </text:p>
      <text:p text:style-name="P8"/>
      <text:p text:style-name="P8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8"/>
      <text:p text:style-name="P18">--- 台日大辭典(台文譯本)---</text:p>
      <text:p text:style-name="P8">hāi-tsāi<text:tab/>[亥在]<text:tab/>老神在在，自在。</text:p>
      <text:p text:style-name="P8"/>
      <text:p text:style-name="P8"><text:soft-page-break/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8"/>
      <text:p text:style-name="P8">疼你贏過通世間，賴仁聲著，1955</text:p>
      <text:p text:style-name="P8">Thiànn Lí Iânn Kè Thong Sè-kan, Luā Jîn-sing tù,1955</text:p>
      <text:p text:style-name="P8"/>
      <text:p text:style-name="P8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 kuè-lâi, iōng tsi̍t ê tsin thian-tsin koh lōng-bān ê tshiò-iông kā ìn, "Mā m̄ tsai-iánn lí uī siánn-mih tī hia leh thóo tuā-khuì."</text:p>
      <text:p text:style-name="P8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8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<text:soft-page-break/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--kuè-lâi tsit bōo siá--lo̍h-lâi, koh ka-siōng kiat-bué siōng tsing-tshái tsit tuānn."</text:p>
      <text:p text:style-name="P8"/>
      <text:p text:style-name="P8"/>
      <text:p text:style-name="P8"/>
      <text:p text:style-name="P8">愛你kap愛伊平仔濟，盧誕春著，1997</text:p>
      <text:p text:style-name="P8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5:11:42.582268451</dc:date>
    <meta:editing-duration>PT25M11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9" meta:paragraph-count="52" meta:word-count="3801" meta:character-count="9927" meta:non-whitespace-character-count="8736"/>
  </office:meta>
</office:document-meta>
</file>